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question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1 = R1/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matrix-columns-spanned="4" table:number-matrix-rows-spanned="1" table:formula="of:=[.B8:.E8]/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R2 = R2-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3 = R3-2*R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matrix-columns-spanned="4" table:number-matrix-rows-spanned="1" table:formula="of:=[.B12:.E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number-matrix-columns-spanned="4" table:number-matrix-rows-spanned="1" table:formula="of:=[.B13:.E13]-[.B12:.E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3 = R2 + R3</text:p>
          </table:table-cell>
          <table:table-cell table:number-matrix-columns-spanned="4" table:number-matrix-rows-spanned="1" table:formula="of:=[.B14:.E14]-(2*[.B12:.E12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1 = R1 – R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3" office:value-type="float" office:value="0.666666666666667" calcext:value-type="float">
            <text:p>0.666666666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1/3" office:value-type="float" office:value="0.333333333333333" calcext:value-type="float">
            <text:p>0.33333333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number-matrix-columns-spanned="4" table:number-matrix-rows-spanned="1" table:formula="of:=[.B17:.E17]+[.B18: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1= r1-1/3*r3</text:p>
          </table:table-cell>
          <table:table-cell table:number-matrix-columns-spanned="4" table:number-matrix-rows-spanned="1" table:formula="of:=[.B20:.E20]-[.B21:.E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2 = r2-1/3*r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matrix-columns-spanned="4" table:number-matrix-rows-spanned="1" table:formula="of:=[.B24:.E24]-((1/3)*[.B26:.E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number-matrix-columns-spanned="4" table:number-matrix-rows-spanned="1" table:formula="of:=[.B25:.E25]-((1/3)*[.B26:.E2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6:46:16.074558508</meta:creation-date>
    <dc:date>2015-10-21T06:31:49.908336594</dc:date>
    <meta:editing-duration>PT12M59S</meta:editing-duration>
    <meta:editing-cycles>2</meta:editing-cycles>
    <meta:generator>LibreOffice/4.2.8.2$Linux_X86_64 LibreOffice_project/420m0$Build-2</meta:generator>
    <meta:document-statistic meta:table-count="1" meta:cell-count="91" meta:object-count="0"/>
  </office:meta>
</office:document-meta>
</file>